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 calcext:value-type="string">
            <text:p>Inventory</text:p>
          </table:table-cell>
          <table:table-cell table:number-columns-repeated="5"/>
          <table:table-cell table:style-name="ce1" office:value-type="string" calcext:value-type="string">
            <text:p>Locations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rod id</text:p>
          </table:table-cell>
          <table:table-cell table:style-name="ce2" office:value-type="string" calcext:value-type="string">
            <text:p>loc id</text:p>
          </table:table-cell>
          <table:table-cell table:style-name="ce2" office:value-type="string" calcext:value-type="string">
            <text:p>quantity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Иж пойма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иж славянка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игра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можга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сарапул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глазов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4:51:35.014570734</meta:creation-date>
    <dc:date>2024-05-23T16:26:27.473654401</dc:date>
    <meta:editing-duration>PT1H24M42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